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5-08-20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4-10-17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4-10-03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4-06-10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3-08-03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3-03-15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2-07-07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11-19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10-25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6-22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347" calcext:value-type="float">
            <text:p>4.6813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6963" calcext:value-type="float">
            <text:p>4.6569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3534" calcext:value-type="float">
            <text:p>4.653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155" calcext:value-type="float">
            <text:p>4.6691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958057142857" calcext:value-type="float">
            <text:p>4.699580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822044444444" calcext:value-type="float">
            <text:p>4.8682204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287276923077" calcext:value-type="float">
            <text:p>4.8728727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558488888889" calcext:value-type="float">
            <text:p>4.6655848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108646153846" calcext:value-type="float">
            <text:p>4.5310864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19555555556" calcext:value-type="float">
            <text:p>4.5561955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46432" calcext:value-type="float">
            <text:p>4.5684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072977777778" calcext:value-type="float">
            <text:p>4.5407297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031428571429" calcext:value-type="float">
            <text:p>4.51031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08292" calcext:value-type="float">
            <text:p>4.500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302533333333" calcext:value-type="float">
            <text:p>4.563025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0852" calcext:value-type="float">
            <text:p>4.53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6948" calcext:value-type="float">
            <text:p>4.53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5612" calcext:value-type="float">
            <text:p>4.51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0372" calcext:value-type="float">
            <text:p>4.50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866" calcext:value-type="float">
            <text:p>4.51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9052" calcext:value-type="float">
            <text:p>5.36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48432" calcext:value-type="float">
            <text:p>5.37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1272" calcext:value-type="float">
            <text:p>5.35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7716" calcext:value-type="float">
            <text:p>5.34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1592" calcext:value-type="float">
            <text:p>5.3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9372" calcext:value-type="float">
            <text:p>5.38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699" calcext:value-type="float">
            <text:p>5.4656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298624" calcext:value-type="float">
            <text:p>5.482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438" calcext:value-type="float">
            <text:p>5.282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541784615385" calcext:value-type="float">
            <text:p>5.3654178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758886956522" calcext:value-type="float">
            <text:p>5.3575888695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322584615385" calcext:value-type="float">
            <text:p>5.3532258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51176" calcext:value-type="float">
            <text:p>5.33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3112" calcext:value-type="float">
            <text:p>5.30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482709677419" calcext:value-type="float">
            <text:p>5.31482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43535483871" calcext:value-type="float">
            <text:p>5.43743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158787096774" calcext:value-type="float">
            <text:p>5.55158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6176" calcext:value-type="float">
            <text:p>5.39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087122580645" calcext:value-type="float">
            <text:p>5.20087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92936" calcext:value-type="float">
            <text:p>5.21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57161290323" calcext:value-type="float">
            <text:p>5.21257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224828571429" calcext:value-type="float">
            <text:p>5.25224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65948387097" calcext:value-type="float">
            <text:p>5.23965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49496774194" calcext:value-type="float">
            <text:p>5.41049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07232" calcext:value-type="float">
            <text:p>5.43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38012" calcext:value-type="float">
            <text:p>5.673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277316129032" calcext:value-type="float">
            <text:p>5.79277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863174193548" calcext:value-type="float">
            <text:p>5.98863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4712" calcext:value-type="float">
            <text:p>5.82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87909677419" calcext:value-type="float">
            <text:p>5.73087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2744" calcext:value-type="float">
            <text:p>5.67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518096551724" calcext:value-type="float">
            <text:p>5.665180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48012903226" calcext:value-type="float">
            <text:p>5.66048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756774193548" calcext:value-type="float">
            <text:p>5.85756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49716" calcext:value-type="float">
            <text:p>5.944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39096774194" calcext:value-type="float">
            <text:p>6.10239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0252" calcext:value-type="float">
            <text:p>6.196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26392" calcext:value-type="float">
            <text:p>6.28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44812903226" calcext:value-type="float">
            <text:p>6.16644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3376" calcext:value-type="float">
            <text:p>6.1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508025806452" calcext:value-type="float">
            <text:p>6.18508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4744" calcext:value-type="float">
            <text:p>6.13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355922580645" calcext:value-type="float">
            <text:p>6.13355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54085714286" calcext:value-type="float">
            <text:p>6.12354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572529032258" calcext:value-type="float">
            <text:p>6.08572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02868965517" calcext:value-type="float">
            <text:p>6.181028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667935483871" calcext:value-type="float">
            <text:p>6.24667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903655172414" calcext:value-type="float">
            <text:p>6.349036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873225806452" calcext:value-type="float">
            <text:p>6.44873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992670967742" calcext:value-type="float">
            <text:p>6.36992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2752" calcext:value-type="float">
            <text:p>6.29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55135483871" calcext:value-type="float">
            <text:p>6.5055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6164" calcext:value-type="float">
            <text:p>6.64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153690322581" calcext:value-type="float">
            <text:p>6.74153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5842857143" calcext:value-type="float">
            <text:p>6.699558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659483870968" calcext:value-type="float">
            <text:p>6.67659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04104" calcext:value-type="float">
            <text:p>6.89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4768" calcext:value-type="float">
            <text:p>6.96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15604" calcext:value-type="float">
            <text:p>7.201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74541935484" calcext:value-type="float">
            <text:p>7.30374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9784516129" calcext:value-type="float">
            <text:p>6.95597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9488" calcext:value-type="float">
            <text:p>6.80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348283870968" calcext:value-type="float">
            <text:p>6.92348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8684" calcext:value-type="float">
            <text:p>6.998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94064516129" calcext:value-type="float">
            <text:p>7.09594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46542857143" calcext:value-type="float">
            <text:p>7.09846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777987096774" calcext:value-type="float">
            <text:p>7.08777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725638709677" calcext:value-type="float">
            <text:p>7.12725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352055172414" calcext:value-type="float">
            <text:p>7.173520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095187096774" calcext:value-type="float">
            <text:p>7.32095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6976" calcext:value-type="float">
            <text:p>7.562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821316129032" calcext:value-type="float">
            <text:p>7.40821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731122580645" calcext:value-type="float">
            <text:p>7.19731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72656" calcext:value-type="float">
            <text:p>7.02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682580645161" calcext:value-type="float">
            <text:p>6.92682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1984" calcext:value-type="float">
            <text:p>6.84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078490322581" calcext:value-type="float">
            <text:p>6.82078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531986206897" calcext:value-type="float">
            <text:p>6.855319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62064516129" calcext:value-type="float">
            <text:p>6.82162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620371428572" calcext:value-type="float">
            <text:p>6.746203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9288" calcext:value-type="float">
            <text:p>6.7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872242857143" calcext:value-type="float">
            <text:p>6.868722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533911111111" calcext:value-type="float">
            <text:p>7.0453391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1312" calcext:value-type="float">
            <text:p>6.9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71214285714" calcext:value-type="float">
            <text:p>6.949712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895111111111" calcext:value-type="float">
            <text:p>6.9889511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501628571429" calcext:value-type="float">
            <text:p>6.82501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223138461538" calcext:value-type="float">
            <text:p>6.89223138461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40577777778" calcext:value-type="float">
            <text:p>7.0284057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288266666667" calcext:value-type="float">
            <text:p>6.892882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0004" calcext:value-type="float">
            <text:p>6.89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525" calcext:value-type="float">
            <text:p>7.71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2692" calcext:value-type="float">
            <text:p>7.82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7348" calcext:value-type="float">
            <text:p>7.73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2144" calcext:value-type="float">
            <text:p>7.5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43" calcext:value-type="float">
            <text:p>7.73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0212" calcext:value-type="float">
            <text:p>7.03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4028" calcext:value-type="float">
            <text:p>7.84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9964" calcext:value-type="float">
            <text:p>6.569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4788" calcext:value-type="float">
            <text:p>6.30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33552" calcext:value-type="float">
            <text:p>6.42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106742857143" calcext:value-type="float">
            <text:p>6.58106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77846153846" calcext:value-type="float">
            <text:p>6.6387784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692571428572" calcext:value-type="float">
            <text:p>6.426925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8832" calcext:value-type="float">
            <text:p>6.1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28224" calcext:value-type="float">
            <text:p>6.12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72192" calcext:value-type="float">
            <text:p>6.09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9236" calcext:value-type="float">
            <text:p>6.07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63632" calcext:value-type="float">
            <text:p>6.10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53904" calcext:value-type="float">
            <text:p>6.09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52304" calcext:value-type="float">
            <text:p>6.08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03" calcext:value-type="float">
            <text:p>6.2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904" calcext:value-type="float">
            <text:p>6.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6112" calcext:value-type="float">
            <text:p>5.9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6074" calcext:value-type="float">
            <text:p>5.926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19664" calcext:value-type="float">
            <text:p>6.13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838" calcext:value-type="float">
            <text:p>6.08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6536" calcext:value-type="float">
            <text:p>6.0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44432" calcext:value-type="float">
            <text:p>5.98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5332" calcext:value-type="float">
            <text:p>6.08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3728" calcext:value-type="float">
            <text:p>6.132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396" calcext:value-type="float">
            <text:p>6.2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794" calcext:value-type="float">
            <text:p>6.733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5698" calcext:value-type="float">
            <text:p>5.965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57741176471" calcext:value-type="float">
            <text:p>5.964577411764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2348" calcext:value-type="float">
            <text:p>5.83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30057142857" calcext:value-type="float">
            <text:p>5.888300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583657142857" calcext:value-type="float">
            <text:p>5.98583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15" calcext:value-type="float">
            <text:p>5.772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60896" calcext:value-type="float">
            <text:p>5.74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39936" calcext:value-type="float">
            <text:p>5.99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757828571429" calcext:value-type="float">
            <text:p>5.98757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94368" calcext:value-type="float">
            <text:p>6.00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78304" calcext:value-type="float">
            <text:p>6.567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37952" calcext:value-type="float">
            <text:p>6.13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28455" calcext:value-type="float">
            <text:p>6.0028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0468" calcext:value-type="float">
            <text:p>6.03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92032" calcext:value-type="float">
            <text:p>5.96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458971428572" calcext:value-type="float">
            <text:p>6.024589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8964" calcext:value-type="float">
            <text:p>6.18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87176" calcext:value-type="float">
            <text:p>6.19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318" calcext:value-type="float">
            <text:p>6.39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202171428571" calcext:value-type="float">
            <text:p>6.052021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09152" calcext:value-type="float">
            <text:p>5.95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978133333333" calcext:value-type="float">
            <text:p>6.039781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296" calcext:value-type="float">
            <text:p>5.9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4332" calcext:value-type="float">
            <text:p>5.70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6288" calcext:value-type="float">
            <text:p>5.6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4464" calcext:value-type="float">
            <text:p>5.7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4784" calcext:value-type="float">
            <text:p>5.7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3788" calcext:value-type="float">
            <text:p>5.92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1156" calcext:value-type="float">
            <text:p>6.20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4108" calcext:value-type="float">
            <text:p>5.94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6808" calcext:value-type="float">
            <text:p>5.9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51564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8548" calcext:value-type="float">
            <text:p>5.90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7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214" meta:object-count="0"/>
    <meta:user-defined meta:name="AppVersion">3.0</meta:user-defined>
  </office:meta>
</office:document-meta>
</file>